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28902B4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0.958cm" draw:shadow-opacity="50%"/>
    </style:style>
    <style:style style:name="gr3" style:family="graphic" style:parent-style-name="standard">
      <style:graphic-properties draw:marker-start="Extrémité_20_de_20_ligne_20_6" draw:marker-end="Extrémité_20_de_20_ligne_20_2" draw:textarea-horizontal-align="center" draw:textarea-vertical-align="middle"/>
    </style:style>
    <style:style style:name="gr4" style:family="graphic" style:parent-style-name="standard">
      <style:graphic-properties svg:stroke-width="0.101cm" svg:stroke-color="#800000" draw:marker-end="Extrémité_20_de_20_ligne_20_3" draw:fill="none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7.937cm" svg:height="7.672cm" svg:x="6.679cm" svg:y="11.135cm">
          <draw:image xlink:href="Pictures/100000000000012C000001228902B4B3.png" xlink:type="simple" xlink:show="embed" xlink:actuate="onLoad">
            <text:p/>
          </draw:image>
        </draw:frame>
        <draw:frame draw:style-name="gr2" draw:text-style-name="P3" draw:layer="layout" svg:width="4.361cm" svg:height="1.484cm" svg:x="10.139cm" svg:y="16.3cm">
          <draw:text-box>
            <text:p text:style-name="P2"><text:span text:style-name="T1">Glissez-déposez ce dossier ici pour créer un signet personnel</text:span></text:p>
          </draw:text-box>
        </draw:frame>
        <draw:line draw:style-name="gr3" draw:text-style-name="P4" draw:layer="layout" svg:x1="13.062cm" svg:y1="15.926cm" svg:x2="8.143cm" svg:y2="16.774cm">
          <text:p/>
        </draw:line>
        <draw:frame draw:style-name="gr2" draw:text-style-name="P3" draw:layer="layout" svg:width="3.051cm" svg:height="1.484cm" svg:x="8.349cm" svg:y="12.792cm">
          <draw:text-box>
            <text:p text:style-name="P2"><text:span text:style-name="T1">Ce sont bien les signets qui sont visibles</text:span></text:p>
          </draw:text-box>
        </draw:frame>
        <draw:ellipse draw:style-name="gr4" draw:text-style-name="P4" draw:layer="layout" svg:width="1.3cm" svg:height="0.37cm" svg:x="6.7cm" svg:y="13.08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2" draw:display-name="Extrémité de ligne 2" svg:viewBox="0 0 1013 1130" svg:d="m1009 1050-449-1008-22-30-29-12-34 12-21 26-449 1012-5 13v8l5 21 12 21 17 13 21 4h903l21-4 21-13 9-21 4-21v-8z"/>
    <draw:marker draw:name="Extrémité_20_de_20_ligne_20_3" draw:display-name="Extrémité de ligne 3" svg:viewBox="0 0 1131 902" svg:d="m564 0-564 902h1131z"/>
    <draw:marker draw:name="Extrémité_20_de_20_ligne_20_4" draw:display-name="Extrémité de ligne 4" svg:viewBox="0 0 20 30" svg:d="m10 0-10 30h20z"/>
    <draw:marker draw:name="Extrémité_20_de_20_ligne_20_6" draw:display-name="Extrémité de ligne 6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09T18:44:01</meta:creation-date>
    <dc:creator>Didier Roche</dc:creator>
    <dc:date>2007-05-09T18:49:10</dc:date>
    <dc:language>fr-FR</dc:language>
    <meta:editing-cycles>2</meta:editing-cycles>
    <meta:editing-duration>PT5M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